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" svg:font-family="'Droid Sans'" style:font-family-generic="swiss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size="18pt" style:font-size-asian="18pt" style:language-asian="ja" style:country-asian="JP" style:font-size-complex="18pt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size="18pt" style:font-size-asian="18pt" style:font-size-complex="18pt"/>
    </style:style>
    <style:style style:name="P4" style:family="paragraph" style:parent-style-name="Title">
      <style:paragraph-properties fo:margin-top="0in" fo:margin-bottom="0in" style:contextual-spacing="false" fo:line-height="100%"/>
      <style:text-properties fo:font-weight="normal" style:font-name-asian="Liberation Sans" style:language-asian="ja" style:country-asian="JP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6" style:family="paragraph" style:parent-style-name="Heading_20_1">
      <style:paragraph-properties fo:margin-top="0in" fo:margin-bottom="0in" style:contextual-spacing="false" fo:line-height="100%" fo:text-align="center" style:justify-single-word="false"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ext_20_body">
      <style:paragraph-properties fo:margin-top="0in" fo:margin-bottom="0in" style:contextual-spacing="false" fo:line-height="100%" fo:text-align="center" style:justify-single-word="false"/>
    </style:style>
    <style:style style:name="P9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size="18pt" style:font-size-asian="18pt" style:language-asian="ja" style:country-asian="JP" style:font-size-complex="18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8pt" style:font-size-asian="18pt" style:font-size-complex="18pt"/>
    </style:style>
    <style:style style:name="P11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font-name="Liberation Sans" fo:font-size="12pt" style:font-name-asian="Liberation Sans" style:font-size-asian="12pt" style:language-asian="ja" style:country-asian="JP" style:font-size-complex="12pt"/>
    </style:style>
    <style:style style:name="P12" style:family="paragraph" style:parent-style-name="Text_20_body">
      <style:paragraph-properties fo:margin-top="0in" fo:margin-bottom="0in" style:contextual-spacing="false"/>
      <style:text-properties fo:font-size="21pt" style:font-size-asian="21pt" style:font-size-complex="21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20pt" style:font-size-asian="20pt" style:font-size-complex="20pt"/>
    </style:style>
    <style:style style:name="P1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fo:font-size="20pt" style:font-size-asian="20pt" style:font-size-complex="20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T1" style:family="text">
      <style:text-properties officeooo:rsid="0020f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仮名の練習シート</text:p>
      <text:p text:style-name="P11">作者：<text:span text:style-name="T1">Sohro (ソーロ)</text:span></text:p>
      <text:p text:style-name="P12"/>
      <text:p text:style-name="P12">ホ( <text:s text:c="3"/>); リ( <text:s text:c="3"/>); つ( <text:s text:c="3"/>); み( <text:s text:c="3"/>); タ( <text:s text:c="3"/>); ニ( <text:s text:c="3"/>); は( <text:s text:c="3"/>); </text:p>
      <text:p text:style-name="P12">ヤ( <text:s text:c="3"/>); オ( <text:s text:c="3"/>); ヒ( <text:s text:c="3"/>); む( <text:s text:c="3"/>); よ( <text:s text:c="3"/>); ん( <text:s text:c="3"/>); せ( <text:s text:c="3"/>); </text:p>
      <text:p text:style-name="P12">ル( <text:s text:c="3"/>); フ( <text:s text:c="3"/>); ラ( <text:s text:c="3"/>); ま( <text:s text:c="3"/>); フ( <text:s text:c="3"/>); イ( <text:s text:c="3"/>); ラ( <text:s text:c="3"/>); </text:p>
      <text:p text:style-name="P12">す( <text:s text:c="3"/>); れ( <text:s text:c="3"/>); チ( <text:s text:c="3"/>); ノ( <text:s text:c="3"/>); イ( <text:s text:c="3"/>); キ( <text:s text:c="3"/>); ニ( <text:s text:c="3"/>); </text:p>
      <text:p text:style-name="P12">ぬ( <text:s text:c="3"/>); ハ( <text:s text:c="3"/>); リ( <text:s text:c="3"/>); い( <text:s text:c="3"/>); く( <text:s text:c="3"/>); セ( <text:s text:c="3"/>); と( <text:s text:c="3"/>); </text:p>
      <text:p text:style-name="P12">テ( <text:s text:c="3"/>); り( <text:s text:c="3"/>); あ( <text:s text:c="3"/>); ハ( <text:s text:c="3"/>); ナ( <text:s text:c="3"/>); タ( <text:s text:c="3"/>); ウ( <text:s text:c="3"/>); </text:p>
      <text:p text:style-name="P12">ネ( <text:s text:c="3"/>); な( <text:s text:c="3"/>); や( <text:s text:c="3"/>); む( <text:s text:c="3"/>); を( <text:s text:c="3"/>); い( <text:s text:c="3"/>); シ( <text:s text:c="3"/>); </text:p>
      <text:p text:style-name="P12">ホ( <text:s text:c="3"/>); ヲ( <text:s text:c="3"/>); い( <text:s text:c="3"/>); ケ( <text:s text:c="3"/>); ハ( <text:s text:c="3"/>); エ( <text:s text:c="3"/>); キ( <text:s text:c="3"/>); </text:p>
      <text:p text:style-name="P12">ヨ( <text:s text:c="3"/>); も( <text:s text:c="3"/>); な( <text:s text:c="3"/>); ン( <text:s text:c="3"/>); リ( <text:s text:c="3"/>); む( <text:s text:c="3"/>); ら( <text:s text:c="3"/>); </text:p>
      <text:p text:style-name="P12">た( <text:s text:c="3"/>); し( <text:s text:c="3"/>); テ( <text:s text:c="3"/>); ク( <text:s text:c="3"/>); め( <text:s text:c="3"/>); た( <text:s text:c="3"/>); を( <text:s text:c="3"/>); </text:p>
      <text:p text:style-name="P12">む( <text:s text:c="3"/>); ネ( <text:s text:c="3"/>); た( <text:s text:c="3"/>); よ( <text:s text:c="3"/>); れ( <text:s text:c="3"/>); ふ( <text:s text:c="3"/>); せ( <text:s text:c="3"/>); </text:p>
      <text:p text:style-name="P12">コ( <text:s text:c="3"/>); し( <text:s text:c="3"/>); リ( <text:s text:c="3"/>); タ( <text:s text:c="3"/>); カ( <text:s text:c="3"/>); ノ( <text:s text:c="3"/>); を( <text:s text:c="3"/>); </text:p>
      <text:p text:style-name="P12">と( <text:s text:c="3"/>); な( <text:s text:c="3"/>); ニ( <text:s text:c="3"/>); ふ( <text:s text:c="3"/>); ウ( <text:s text:c="3"/>); ス( <text:s text:c="3"/>); の( <text:s text:c="3"/>); </text:p>
      <text:p text:style-name="P12">フ( <text:s text:c="3"/>); タ( <text:s text:c="3"/>); を( <text:s text:c="3"/>); つ( <text:s text:c="3"/>); ケ( <text:s text:c="3"/>); け( <text:s text:c="3"/>); セ( <text:s text:c="3"/>); </text:p>
      <text:p text:style-name="P12">ら( <text:s text:c="3"/>); ふ( <text:s text:c="3"/>); や( <text:s text:c="3"/>); き( <text:s text:c="3"/>); ヌ( <text:s text:c="3"/>); さ( <text:s text:c="3"/>); て( <text:s text:c="3"/>); </text:p>
      <text:p text:style-name="P12">ニ( <text:s text:c="3"/>); イ( <text:s text:c="3"/>); こ( <text:s text:c="3"/>); る( <text:s text:c="3"/>); ほ( <text:s text:c="3"/>); ね( <text:s text:c="3"/>); そ( <text:s text:c="3"/>); </text:p>
      <text:p text:style-name="P12">ル( <text:s text:c="3"/>); ホ( <text:s text:c="3"/>); も( <text:s text:c="3"/>); け( <text:s text:c="3"/>); レ( <text:s text:c="3"/>); ム( <text:s text:c="3"/>); み( <text:s text:c="3"/>); </text:p>
      <text:p text:style-name="P12">ナ( <text:s text:c="3"/>); ほ( <text:s text:c="3"/>); よ( <text:s text:c="3"/>); せ( <text:s text:c="3"/>); シ( <text:s text:c="3"/>); モ( <text:s text:c="3"/>); メ( <text:s text:c="3"/>); </text:p>
      <text:p text:style-name="P12"><text:soft-page-break/>フ( <text:s text:c="3"/>); い( <text:s text:c="3"/>); ケ( <text:s text:c="3"/>); は( <text:s text:c="3"/>); セ( <text:s text:c="3"/>); は( <text:s text:c="3"/>); え( <text:s text:c="3"/>); </text:p>
      <text:p text:style-name="P12">オ( <text:s text:c="3"/>); み( <text:s text:c="3"/>); ア( <text:s text:c="3"/>); ソ( <text:s text:c="3"/>); め( <text:s text:c="3"/>); ゆ( <text:s text:c="3"/>); ほ( <text:s text:c="3"/>); </text:p>
      <text:p text:style-name="P12">そ( <text:s text:c="3"/>); み( <text:s text:c="3"/>); こ( <text:s text:c="3"/>); メ( <text:s text:c="3"/>); オ( <text:s text:c="3"/>); ろ( <text:s text:c="3"/>); チ( <text:s text:c="3"/>); </text:p>
      <text:p text:style-name="P12">モ( <text:s text:c="3"/>); ヨ( <text:s text:c="3"/>); も( <text:s text:c="3"/>); ヤ( <text:s text:c="3"/>); り( <text:s text:c="3"/>); ち( <text:s text:c="3"/>); た( <text:s text:c="3"/>); </text:p>
      <text:p text:style-name="P12">れ( <text:s text:c="3"/>); は( <text:s text:c="3"/>); ホ( <text:s text:c="3"/>); ム( <text:s text:c="3"/>); テ( <text:s text:c="3"/>); ラ( <text:s text:c="3"/>); こ( <text:s text:c="3"/>); </text:p>
      <text:p text:style-name="P12">エ( <text:s text:c="3"/>); ソ( <text:s text:c="3"/>); お( <text:s text:c="3"/>); イ( <text:s text:c="3"/>); ま( <text:s text:c="3"/>); ラ( <text:s text:c="3"/>); マ( <text:s text:c="3"/>); </text:p>
      <text:p text:style-name="P12">よ( <text:s text:c="3"/>); な( <text:s text:c="3"/>); へ( <text:s text:c="3"/>); ミ( <text:s text:c="3"/>); こ( <text:s text:c="3"/>); コ( <text:s text:c="3"/>); れ( <text:s text:c="3"/>); </text:p>
      <text:p text:style-name="P12">め( <text:s text:c="3"/>); ろ( <text:s text:c="3"/>); シ( <text:s text:c="3"/>); き( <text:s text:c="3"/>); ケ( <text:s text:c="3"/>); ハ( <text:s text:c="3"/>); マ( <text:s text:c="3"/>); </text:p>
      <text:p text:style-name="P12">も( <text:s text:c="3"/>); ひ( <text:s text:c="3"/>); ふ( <text:s text:c="3"/>); り( <text:s text:c="3"/>); ツ( <text:s text:c="3"/>); ち( <text:s text:c="3"/>); エ( <text:s text:c="3"/>); </text:p>
      <text:p text:style-name="P12">ち( <text:s text:c="3"/>); さ( <text:s text:c="3"/>); ル( <text:s text:c="3"/>); ろ( <text:s text:c="3"/>); テ( <text:s text:c="3"/>); メ( <text:s text:c="3"/>); ス( <text:s text:c="3"/>); </text:p>
      <text:p text:style-name="P12">ゆ( <text:s text:c="3"/>); る( <text:s text:c="3"/>); さ( <text:s text:c="3"/>); ロ( <text:s text:c="3"/>); す( <text:s text:c="3"/>); ヨ( <text:s text:c="3"/>); ツ( <text:s text:c="3"/>); </text:p>
      <text:p text:style-name="P12">え( <text:s text:c="3"/>); ひ( <text:s text:c="3"/>); ル( <text:s text:c="3"/>); り( <text:s text:c="3"/>); ノ( <text:s text:c="3"/>); ひ( <text:s text:c="3"/>); ミ( <text:s text:c="3"/>); </text:p>
      <text:p text:style-name="P12">ノ( <text:s text:c="3"/>); ヒ( <text:s text:c="3"/>); ヤ( <text:s text:c="3"/>); シ( <text:s text:c="3"/>); ン( <text:s text:c="3"/>); ひ( <text:s text:c="3"/>); ヒ( <text:s text:c="3"/>); </text:p>
      <text:p text:style-name="P12">カ( <text:s text:c="3"/>); レ( <text:s text:c="3"/>); ウ( <text:s text:c="3"/>); あ( <text:s text:c="3"/>); コ( <text:s text:c="3"/>); き( <text:s text:c="3"/>); ワ( <text:s text:c="3"/>); </text:p>
      <text:p text:style-name="P12">ち( <text:s text:c="3"/>); レ( <text:s text:c="3"/>); ヘ( <text:s text:c="3"/>); ヒ( <text:s text:c="3"/>); エ( <text:s text:c="3"/>); マ( <text:s text:c="3"/>); に( <text:s text:c="3"/>); </text:p>
      <text:p text:style-name="P12">コ( <text:s text:c="3"/>); ユ( <text:s text:c="3"/>); ヲ( <text:s text:c="3"/>); サ( <text:s text:c="3"/>); か( <text:s text:c="3"/>); チ( <text:s text:c="3"/>); わ( <text:s text:c="3"/>); </text:p>
      <text:p text:style-name="P12">ほ( <text:s text:c="3"/>); ゆ( <text:s text:c="3"/>); つ( <text:s text:c="3"/>); わ( <text:s text:c="3"/>); う( <text:s text:c="3"/>); へ( <text:s text:c="3"/>); ウ( <text:s text:c="3"/>); </text:p>
      <text:p text:style-name="P12">お( <text:s text:c="3"/>); の( <text:s text:c="3"/>); ヘ( <text:s text:c="3"/>); つ( <text:s text:c="3"/>); サ( <text:s text:c="3"/>); ろ( <text:s text:c="3"/>); カ( <text:s text:c="3"/>); </text:p>
      <text:p text:style-name="P12">ミ( <text:s text:c="3"/>); ク( <text:s text:c="3"/>); モ( <text:s text:c="3"/>); ゆ( <text:s text:c="3"/>); レ( <text:s text:c="3"/>); と( <text:s text:c="3"/>); ト( <text:s text:c="3"/>); </text:p>
      <text:p text:style-name="P12">へ( <text:s text:c="3"/>); ン( <text:s text:c="3"/>); ツ( <text:s text:c="3"/>); さ( <text:s text:c="3"/>); ソ( <text:s text:c="3"/>); ヤ( <text:s text:c="3"/>); る( <text:s text:c="3"/>); </text:p>
      <text:p text:style-name="P12"><text:soft-page-break/>ト( <text:s text:c="3"/>); て( <text:s text:c="3"/>); オ( <text:s text:c="3"/>); ス( <text:s text:c="3"/>); ロ( <text:s text:c="3"/>); ミ( <text:s text:c="3"/>); ス( <text:s text:c="3"/>); </text:p>
      <text:p text:style-name="P12">モ( <text:s text:c="3"/>); マ( <text:s text:c="3"/>); ナ( <text:s text:c="3"/>); ネ( <text:s text:c="3"/>); ユ( <text:s text:c="3"/>); お( <text:s text:c="3"/>); ヌ( <text:s text:c="3"/>); </text:p>
      <text:p text:style-name="P12">ク( <text:s text:c="3"/>); メ( <text:s text:c="3"/>); ト( <text:s text:c="3"/>); あ( <text:s text:c="3"/>); キ( <text:s text:c="3"/>); チ( <text:s text:c="3"/>); ロ( <text:s text:c="3"/>); </text:p>
      <text:p text:style-name="P12">ナ( <text:s text:c="3"/>); う( <text:s text:c="3"/>); せ( <text:s text:c="3"/>); セ( <text:s text:c="3"/>); わ( <text:s text:c="3"/>); ん( <text:s text:c="3"/>); ヲ( <text:s text:c="3"/>); </text:p>
      <text:p text:style-name="P12">ム( <text:s text:c="3"/>); ソ( <text:s text:c="3"/>); ユ( <text:s text:c="3"/>); ヌ( <text:s text:c="3"/>); る( <text:s text:c="3"/>); け( <text:s text:c="3"/>); ヌ( <text:s text:c="3"/>); </text:p>
      <text:p text:style-name="P12">ツ( <text:s text:c="3"/>); ん( <text:s text:c="3"/>); き( <text:s text:c="3"/>); に( <text:s text:c="3"/>); ね( <text:s text:c="3"/>); ヲ( <text:s text:c="3"/>); の( <text:s text:c="3"/>); </text:p>
      <text:p text:style-name="P12">そ( <text:s text:c="3"/>); し( <text:s text:c="3"/>); ト( <text:s text:c="3"/>); わ( <text:s text:c="3"/>); あ( <text:s text:c="3"/>); ね( <text:s text:c="3"/>); し( <text:s text:c="3"/>); </text:p>
      <text:p text:style-name="P12">ム( <text:s text:c="3"/>); カ( <text:s text:c="3"/>); へ( <text:s text:c="3"/>); そ( <text:s text:c="3"/>); ワ( <text:s text:c="3"/>); ヘ( <text:s text:c="3"/>); ン( <text:s text:c="3"/>); </text:p>
      <text:p text:style-name="P12">お( <text:s text:c="3"/>); に( <text:s text:c="3"/>); ヘ( <text:s text:c="3"/>); ロ( <text:s text:c="3"/>); ワ( <text:s text:c="3"/>); ら( <text:s text:c="3"/>); キ( <text:s text:c="3"/>); </text:p>
      <text:p text:style-name="P12">ヨ( <text:s text:c="3"/>); サ( <text:s text:c="3"/>); と( <text:s text:c="3"/>); ら( <text:s text:c="3"/>); す( <text:s text:c="3"/>); ぬ( <text:s text:c="3"/>); の( <text:s text:c="3"/>); </text:p>
      <text:p text:style-name="P12">す( <text:s text:c="3"/>); ワ( <text:s text:c="3"/>); ぬ( <text:s text:c="3"/>); ネ( <text:s text:c="3"/>); ん( <text:s text:c="3"/>); め( <text:s text:c="3"/>); ま( <text:s text:c="3"/>); </text:p>
      <text:p text:style-name="P12">け( <text:s text:c="3"/>); ま( <text:s text:c="3"/>); ク( <text:s text:c="3"/>); え( <text:s text:c="3"/>); て( <text:s text:c="3"/>); ア( <text:s text:c="3"/>); え( <text:s text:c="3"/>); </text:p>
      <text:p text:style-name="P12">ね( <text:s text:c="3"/>); て( <text:s text:c="3"/>); か( <text:s text:c="3"/>); ユ( <text:s text:c="3"/>); や( <text:s text:c="3"/>); う( <text:s text:c="3"/>); ア( <text:s text:c="3"/>); </text:p>
      <text:p text:style-name="P12">に( <text:s text:c="3"/>); く( <text:s text:c="3"/>); サ( <text:s text:c="3"/>); く( <text:s text:c="3"/>); ア( <text:s text:c="3"/>); や( <text:s text:c="3"/>); う( <text:s text:c="3"/>); </text:p>
      <text:p text:style-name="P12">ぬ( <text:s text:c="3"/>); か( <text:s text:c="3"/>); く( <text:s text:c="3"/>); か( <text:s text:c="3"/>); </text:p>
      <text:h text:style-name="P6" text:outline-level="1">ひらがな</text:h>
      <text:p text:style-name="P8"/>
      <text:p text:style-name="P13">ya ( <text:s text:c="3"/>); shi( <text:s text:c="3"/>); i <text:s/>( <text:s text:c="3"/>); ro ( <text:s text:c="3"/>); su ( <text:s text:c="3"/>); ku ( <text:s text:c="3"/>); ya ( <text:s text:c="3"/>); </text:p>
      <text:p text:style-name="P13">wa ( <text:s text:c="3"/>); i <text:s/>( <text:s text:c="3"/>); no ( <text:s text:c="3"/>); fu ( <text:s text:c="3"/>); ne ( <text:s text:c="3"/>); te ( <text:s text:c="3"/>); yu ( <text:s text:c="3"/>); </text:p>
      <text:p text:style-name="P13">no ( <text:s text:c="3"/>); yu ( <text:s text:c="3"/>); u <text:s/>( <text:s text:c="3"/>); me ( <text:s text:c="3"/>); ku ( <text:s text:c="3"/>); a <text:s/>( <text:s text:c="3"/>); a <text:s/>( <text:s text:c="3"/>); </text:p>
      <text:p text:style-name="P13">ne ( <text:s text:c="3"/>); shi( <text:s text:c="3"/>); mu ( <text:s text:c="3"/>); ho ( <text:s text:c="3"/>); wo ( <text:s text:c="3"/>); ra ( <text:s text:c="3"/>); ru ( <text:s text:c="3"/>); </text:p>
      <text:p text:style-name="P13">nu ( <text:s text:c="3"/>); su ( <text:s text:c="3"/>); ni ( <text:s text:c="3"/>); ho ( <text:s text:c="3"/>); hi ( <text:s text:c="3"/>); me ( <text:s text:c="3"/>); me ( <text:s text:c="3"/>); </text:p>
      <text:p text:style-name="P13">hi ( <text:s text:c="3"/>); ma ( <text:s text:c="3"/>); chi( <text:s text:c="3"/>); ho ( <text:s text:c="3"/>); chi( <text:s text:c="3"/>); ki ( <text:s text:c="3"/>); shi( <text:s text:c="3"/>); </text:p>
      <text:p text:style-name="P13">a <text:s/>( <text:s text:c="3"/>); ke ( <text:s text:c="3"/>); ra ( <text:s text:c="3"/>); ya ( <text:s text:c="3"/>); o <text:s/>( <text:s text:c="3"/>); n <text:s/>( <text:s text:c="3"/>); ka ( <text:s text:c="3"/>); </text:p>
      <text:p text:style-name="P13">ya ( <text:s text:c="3"/>); ra ( <text:s text:c="3"/>); so ( <text:s text:c="3"/>); yo ( <text:s text:c="3"/>); sa ( <text:s text:c="3"/>); wa ( <text:s text:c="3"/>); ru ( <text:s text:c="3"/>); </text:p>
      <text:p text:style-name="P13">ro ( <text:s text:c="3"/>); ro ( <text:s text:c="3"/>); ho ( <text:s text:c="3"/>); e <text:s/>( <text:s text:c="3"/>); sa ( <text:s text:c="3"/>); n <text:s/>( <text:s text:c="3"/>); yo ( <text:s text:c="3"/>); </text:p>
      <text:p text:style-name="P13">ma ( <text:s text:c="3"/>); wo ( <text:s text:c="3"/>); u <text:s/>( <text:s text:c="3"/>); ro ( <text:s text:c="3"/>); ku ( <text:s text:c="3"/>); chi( <text:s text:c="3"/>); o <text:s/>( <text:s text:c="3"/>); </text:p>
      <text:p text:style-name="P13">ke ( <text:s text:c="3"/>); ta ( <text:s text:c="3"/>); he ( <text:s text:c="3"/>); fu ( <text:s text:c="3"/>); ra ( <text:s text:c="3"/>); sa ( <text:s text:c="3"/>); chi( <text:s text:c="3"/>); </text:p>
      <text:p text:style-name="P13">ki ( <text:s text:c="3"/>); to ( <text:s text:c="3"/>); na ( <text:s text:c="3"/>); ni ( <text:s text:c="3"/>); so ( <text:s text:c="3"/>); re ( <text:s text:c="3"/>); ru ( <text:s text:c="3"/>); </text:p>
      <text:p text:style-name="P13">sa ( <text:s text:c="3"/>); me ( <text:s text:c="3"/>); a <text:s/>( <text:s text:c="3"/>); ne ( <text:s text:c="3"/>); ta ( <text:s text:c="3"/>); no ( <text:s text:c="3"/>); ka ( <text:s text:c="3"/>); </text:p>
      <text:p text:style-name="P13">wa ( <text:s text:c="3"/>); ko ( <text:s text:c="3"/>); ha ( <text:s text:c="3"/>); ne ( <text:s text:c="3"/>); ha ( <text:s text:c="3"/>); mi ( <text:s text:c="3"/>); ni ( <text:s text:c="3"/>); </text:p>
      <text:p text:style-name="P13">he ( <text:s text:c="3"/>); yu ( <text:s text:c="3"/>); ni ( <text:s text:c="3"/>); ka ( <text:s text:c="3"/>); yu ( <text:s text:c="3"/>); ta ( <text:s text:c="3"/>); su ( <text:s text:c="3"/>); </text:p>
      <text:p text:style-name="P13">shi( <text:s text:c="3"/>); te ( <text:s text:c="3"/>); ha ( <text:s text:c="3"/>); mo ( <text:s text:c="3"/>); su ( <text:s text:c="3"/>); ko ( <text:s text:c="3"/>); ka ( <text:s text:c="3"/>); </text:p>
      <text:p text:style-name="P13">te ( <text:s text:c="3"/>); ru ( <text:s text:c="3"/>); ko ( <text:s text:c="3"/>); wo ( <text:s text:c="3"/>); ki ( <text:s text:c="3"/>); no ( <text:s text:c="3"/>); ma ( <text:s text:c="3"/>); </text:p>
      <text:p text:style-name="P13">yo ( <text:s text:c="3"/>); mo ( <text:s text:c="3"/>); wo ( <text:s text:c="3"/>); u <text:s/>( <text:s text:c="3"/>); ma ( <text:s text:c="3"/>); he ( <text:s text:c="3"/>); ta ( <text:s text:c="3"/>); </text:p>
      <text:p text:style-name="P13">ke ( <text:s text:c="3"/>); mu ( <text:s text:c="3"/>); e <text:s/>( <text:s text:c="3"/>); nu ( <text:s text:c="3"/>); ri ( <text:s text:c="3"/>); wa ( <text:s text:c="3"/>); mi ( <text:s text:c="3"/>); </text:p>
      <text:p text:style-name="P13">ku ( <text:s text:c="3"/>); re ( <text:s text:c="3"/>); nu ( <text:s text:c="3"/>); hi ( <text:s text:c="3"/>); re ( <text:s text:c="3"/>); tsu( <text:s text:c="3"/>); so ( <text:s text:c="3"/>); </text:p>
      <text:p text:style-name="P13">mi ( <text:s text:c="3"/>); he ( <text:s text:c="3"/>); n <text:s/>( <text:s text:c="3"/>); tsu( <text:s text:c="3"/>); fu ( <text:s text:c="3"/>); hi ( <text:s text:c="3"/>); fu ( <text:s text:c="3"/>); </text:p>
      <text:p text:style-name="P13">u <text:s/>( <text:s text:c="3"/>); n <text:s/>( <text:s text:c="3"/>); te ( <text:s text:c="3"/>); yo ( <text:s text:c="3"/>); re ( <text:s text:c="3"/>); to ( <text:s text:c="3"/>); to ( <text:s text:c="3"/>); </text:p>
      <text:p text:style-name="P13">ha ( <text:s text:c="3"/>); so ( <text:s text:c="3"/>); na ( <text:s text:c="3"/>); to ( <text:s text:c="3"/>); ko ( <text:s text:c="3"/>); se ( <text:s text:c="3"/>); nu ( <text:s text:c="3"/>); </text:p>
      <text:p text:style-name="P13">ri ( <text:s text:c="3"/>); tsu( <text:s text:c="3"/>); na ( <text:s text:c="3"/>); na ( <text:s text:c="3"/>); se ( <text:s text:c="3"/>); o <text:s/>( <text:s text:c="3"/>); mi ( <text:s text:c="3"/>); </text:p>
      <text:p text:style-name="P13">tsu( <text:s text:c="3"/>); o <text:s/>( <text:s text:c="3"/>); ri ( <text:s text:c="3"/>); ri ( <text:s text:c="3"/>); e <text:s/>( <text:s text:c="3"/>); i <text:s/>( <text:s text:c="3"/>); ki ( <text:s text:c="3"/>); </text:p>
      <text:p text:style-name="P13">se ( <text:s text:c="3"/>); ke ( <text:s text:c="3"/>); i <text:s/>( <text:s text:c="3"/>); e <text:s/>( <text:s text:c="3"/>); mu ( <text:s text:c="3"/>); mu ( <text:s text:c="3"/>); se ( <text:s text:c="3"/>); </text:p>
      <text:p text:style-name="P13">mo ( <text:s text:c="3"/>); mo ( <text:s text:c="3"/>);</text:p>
      <text:h text:style-name="P7" text:outline-level="1">カタカナ</text:h>
      <text:p text:style-name="P15"/>
      <text:p text:style-name="P10">he ( <text:s text:c="3"/>); o <text:s/>( <text:s text:c="3"/>); mi ( <text:s text:c="3"/>); yo ( <text:s text:c="3"/>); ka ( <text:s text:c="3"/>); shi( <text:s text:c="3"/>); mi ( <text:s text:c="3"/>); </text:p>
      <text:p text:style-name="P10">hi ( <text:s text:c="3"/>); re ( <text:s text:c="3"/>); ko ( <text:s text:c="3"/>); a <text:s/>( <text:s text:c="3"/>); re ( <text:s text:c="3"/>); shi( <text:s text:c="3"/>); no ( <text:s text:c="3"/>); </text:p>
      <text:p text:style-name="P10">wo ( <text:s text:c="3"/>); ne ( <text:s text:c="3"/>); re ( <text:s text:c="3"/>); mu ( <text:s text:c="3"/>); ru ( <text:s text:c="3"/>); ke ( <text:s text:c="3"/>); nu ( <text:s text:c="3"/>); </text:p>
      <text:p text:style-name="P10">ko ( <text:s text:c="3"/>); a <text:s/>( <text:s text:c="3"/>); he ( <text:s text:c="3"/>); o <text:s/>( <text:s text:c="3"/>); se ( <text:s text:c="3"/>); mi ( <text:s text:c="3"/>); su ( <text:s text:c="3"/>); </text:p>
      <text:p text:style-name="P10">shi( <text:s text:c="3"/>); ma ( <text:s text:c="3"/>); wa ( <text:s text:c="3"/>); ku ( <text:s text:c="3"/>); hi ( <text:s text:c="3"/>); yu ( <text:s text:c="3"/>); ha ( <text:s text:c="3"/>); </text:p>
      <text:p text:style-name="P10">e <text:s/>( <text:s text:c="3"/>); i <text:s/>( <text:s text:c="3"/>); e <text:s/>( <text:s text:c="3"/>); so ( <text:s text:c="3"/>); yu ( <text:s text:c="3"/>); na ( <text:s text:c="3"/>); wo ( <text:s text:c="3"/>); </text:p>
      <text:p text:style-name="P10">tsu( <text:s text:c="3"/>); a <text:s/>( <text:s text:c="3"/>); ru ( <text:s text:c="3"/>); ko ( <text:s text:c="3"/>); chi( <text:s text:c="3"/>); so ( <text:s text:c="3"/>); fu ( <text:s text:c="3"/>); </text:p>
      <text:p text:style-name="P10">ne ( <text:s text:c="3"/>); i <text:s/>( <text:s text:c="3"/>); ya ( <text:s text:c="3"/>); ro ( <text:s text:c="3"/>); ku ( <text:s text:c="3"/>); ni ( <text:s text:c="3"/>); chi( <text:s text:c="3"/>); </text:p>
      <text:p text:style-name="P10">re ( <text:s text:c="3"/>); nu ( <text:s text:c="3"/>); su ( <text:s text:c="3"/>); ho ( <text:s text:c="3"/>); yu ( <text:s text:c="3"/>); ne ( <text:s text:c="3"/>); ke ( <text:s text:c="3"/>); </text:p>
      <text:p text:style-name="P10">so ( <text:s text:c="3"/>); mi ( <text:s text:c="3"/>); ro ( <text:s text:c="3"/>); se ( <text:s text:c="3"/>); ra ( <text:s text:c="3"/>); tsu( <text:s text:c="3"/>); na ( <text:s text:c="3"/>); </text:p>
      <text:p text:style-name="P10">no ( <text:s text:c="3"/>); a <text:s/>( <text:s text:c="3"/>); tsu( <text:s text:c="3"/>); chi( <text:s text:c="3"/>); na ( <text:s text:c="3"/>); ta ( <text:s text:c="3"/>); yu ( <text:s text:c="3"/>); </text:p>
      <text:p text:style-name="P10">ya ( <text:s text:c="3"/>); tsu( <text:s text:c="3"/>); fu ( <text:s text:c="3"/>); ko ( <text:s text:c="3"/>); ma ( <text:s text:c="3"/>); ku ( <text:s text:c="3"/>); me ( <text:s text:c="3"/>); </text:p>
      <text:p text:style-name="P10">mo ( <text:s text:c="3"/>); se ( <text:s text:c="3"/>); te ( <text:s text:c="3"/>); ha ( <text:s text:c="3"/>); ta ( <text:s text:c="3"/>); ka ( <text:s text:c="3"/>); wo ( <text:s text:c="3"/>); </text:p>
      <text:p text:style-name="P10">no ( <text:s text:c="3"/>); shi( <text:s text:c="3"/>); i <text:s/>( <text:s text:c="3"/>); wa ( <text:s text:c="3"/>); yo ( <text:s text:c="3"/>); mu ( <text:s text:c="3"/>); su ( <text:s text:c="3"/>); </text:p>
      <text:p text:style-name="P10">ne ( <text:s text:c="3"/>); o <text:s/>( <text:s text:c="3"/>); to ( <text:s text:c="3"/>); ku ( <text:s text:c="3"/>); n <text:s/>( <text:s text:c="3"/>); ro ( <text:s text:c="3"/>); i <text:s/>( <text:s text:c="3"/>); </text:p>
      <text:p text:style-name="P10">mu ( <text:s text:c="3"/>); mu ( <text:s text:c="3"/>); he ( <text:s text:c="3"/>); su ( <text:s text:c="3"/>); ma ( <text:s text:c="3"/>); u <text:s/>( <text:s text:c="3"/>); ro ( <text:s text:c="3"/>); </text:p>
      <text:p text:style-name="P10">wo ( <text:s text:c="3"/>); n <text:s/>( <text:s text:c="3"/>); sa ( <text:s text:c="3"/>); fu ( <text:s text:c="3"/>); se ( <text:s text:c="3"/>); nu ( <text:s text:c="3"/>); o <text:s/>( <text:s text:c="3"/>); </text:p>
      <text:p text:style-name="P10">me ( <text:s text:c="3"/>); hi ( <text:s text:c="3"/>); e <text:s/>( <text:s text:c="3"/>); ka ( <text:s text:c="3"/>); u <text:s/>( <text:s text:c="3"/>); wa ( <text:s text:c="3"/>); to ( <text:s text:c="3"/>); </text:p>
      <text:p text:style-name="P10">ra ( <text:s text:c="3"/>); ya ( <text:s text:c="3"/>); mo ( <text:s text:c="3"/>); wa ( <text:s text:c="3"/>); e <text:s/>( <text:s text:c="3"/>); sa ( <text:s text:c="3"/>); te ( <text:s text:c="3"/>); </text:p>
      <text:p text:style-name="P10">ri ( <text:s text:c="3"/>); chi( <text:s text:c="3"/>); ra ( <text:s text:c="3"/>); ra ( <text:s text:c="3"/>); te ( <text:s text:c="3"/>); yo ( <text:s text:c="3"/>); ke ( <text:s text:c="3"/>); </text:p>
      <text:p text:style-name="P10">so ( <text:s text:c="3"/>); me ( <text:s text:c="3"/>); yo ( <text:s text:c="3"/>); ha ( <text:s text:c="3"/>); ka ( <text:s text:c="3"/>); ha ( <text:s text:c="3"/>); ni ( <text:s text:c="3"/>); </text:p>
      <text:p text:style-name="P10">mo ( <text:s text:c="3"/>); hi ( <text:s text:c="3"/>); fu ( <text:s text:c="3"/>); no ( <text:s text:c="3"/>); ni ( <text:s text:c="3"/>); to ( <text:s text:c="3"/>); mo ( <text:s text:c="3"/>); </text:p>
      <text:p text:style-name="P10">ri ( <text:s text:c="3"/>); me ( <text:s text:c="3"/>); ta ( <text:s text:c="3"/>); u <text:s/>( <text:s text:c="3"/>); ri ( <text:s text:c="3"/>); ru ( <text:s text:c="3"/>); sa ( <text:s text:c="3"/>); </text:p>
      <text:p text:style-name="P10">ma ( <text:s text:c="3"/>); ri ( <text:s text:c="3"/>); na ( <text:s text:c="3"/>); n <text:s/>( <text:s text:c="3"/>); he ( <text:s text:c="3"/>); ho ( <text:s text:c="3"/>); ke ( <text:s text:c="3"/>); </text:p>
      <text:p text:style-name="P10">ki ( <text:s text:c="3"/>); te ( <text:s text:c="3"/>); ru ( <text:s text:c="3"/>); ta ( <text:s text:c="3"/>); ki ( <text:s text:c="3"/>); u <text:s/>( <text:s text:c="3"/>); nu ( <text:s text:c="3"/>); </text:p>
      <text:p text:style-name="P10">to ( <text:s text:c="3"/>); ho ( <text:s text:c="3"/>); ho ( <text:s text:c="3"/>); sa ( <text:s text:c="3"/>); ya ( <text:s text:c="3"/>); ni ( <text:s text:c="3"/>); ki ( <text:s text:c="3"/>); </text:p>
      <text:p text:style-name="P10">n <text:s/>( <text:s text:c="3"/>); ki ( <text:s text:c="3"/>)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" svg:font-family="'Droid Sans'" style:font-family-generic="swiss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05:10:33.697000000</meta:creation-date>
    <dc:date>2023-07-07T18:03:26.687924162</dc:date>
    <meta:editing-duration>PT2H59M16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5" meta:paragraph-count="112" meta:word-count="2210" meta:character-count="7390" meta:non-whitespace-character-count="3318"/>
  </office:meta>
</office:document-meta>
</file>